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7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it" number:country="IT">
      <number:day number:style="long"/>
      <number:text>-</number:text>
      <number:month number:textual="true"/>
    </number:date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4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08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8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7P0"/>
    </number:number-style>
    <number:number-style style:name="N1010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1T21:58:41.720616121</dc:date>
    <meta:editing-cycles>228</meta:editing-cycles>
    <meta:editing-duration>P5DT19H19M14S</meta:editing-duration>
    <meta:generator>LibreOffice/7.3.7.2$Linux_X86_64 LibreOffice_project/30$Build-2</meta:generator>
    <meta:document-statistic meta:table-count="1" meta:cell-count="4003" meta:object-count="0"/>
  </office:meta>
</office:document-meta>
</file>